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262626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2pt solid #FFFFFF" fo:border-left="none" fo:border-right="none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262626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style:vertical-align="middle" fo:background-color="#305496" style:repeat-content="false"/>
      <style:paragraph-properties fo:text-align="start" fo:margin-left="0cm"/>
      <style:text-properties fo:color="#FFFFFF"/>
    </style:style>
    <style:style style:name="ce9" style:family="table-cell" style:parent-style-name="Default" style:data-style-name="N0">
      <style:table-cell-properties style:vertical-align="middle" fo:background-color="#4472C4" style:repeat-content="false"/>
      <style:paragraph-properties fo:text-align="start" fo:margin-left="0cm"/>
      <style:text-properties fo: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685cm"/>
    </style:style>
    <style:style style:name="co3" style:family="table-column">
      <style:table-column-properties fo:break-before="auto" style:column-width="17.6106666666667cm"/>
    </style:style>
    <style:style style:name="co4" style:family="table-column">
      <style:table-column-properties fo:break-before="auto" style:column-width="18.0763333333333cm" style:use-optimal-column-width="true"/>
    </style:style>
    <style:style style:name="co5" style:family="table-column">
      <style:table-column-properties fo:break-before="auto" style:column-width="1.7356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4.59316666666667cm" style:use-optimal-column-width="true"/>
    </style:style>
    <style:style style:name="co8" style:family="table-column">
      <style:table-column-properties fo:break-before="auto" style:column-width="1.587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p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CELL</text:p>
          </table:table-cell>
          <table:table-cell office:value-type="string" table:style-name="ce2">
            <text:p>NORTH</text:p>
          </table:table-cell>
          <table:table-cell office:value-type="string" table:style-name="ce2">
            <text:p>SOUTH</text:p>
          </table:table-cell>
          <table:table-cell office:value-type="string" table:style-name="ce2">
            <text:p>WEST</text:p>
          </table:table-cell>
          <table:table-cell office:value-type="string" table:style-name="ce2">
            <text:p>EAST</text:p>
          </table:table-cell>
          <table:table-cell office:value-type="string" table:style-name="ce2">
            <text:p>UP</text:p>
          </table:table-cell>
          <table:table-cell office:value-type="string" table:style-name="ce2">
            <text:p>DOWN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TRESURE</text:p>
          </table:table-cell>
          <table:table-cell office:value-type="string" table:style-name="ce2">
            <text:p>DESCRIPTION</text:p>
          </table:table-cell>
          <table:table-cell table:number-columns-repeated="16374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20" table:style-name="ce4">
            <text:p>20</text:p>
          </table:table-cell>
          <table:table-cell office:value-type="float" office:value="19" table:style-name="ce4">
            <text:p>19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Bem vido à Vila Sunshine, desejamos lhe a maior sorte para a sua missão!</text:p>
          </table:table-cell>
          <table:table-cell table:number-columns-repeated="16374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-1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Neste mumento soldado encontraste entre duas arenas, entra lá e descobre o que se passa!</text:p>
          </table:table-cell>
          <table:table-cell table:number-columns-repeated="16374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5">
            <text:p>Nesta arena podes encontrar uma armadura que te vai dar mais HP</text:p>
          </table:table-cell>
          <table:table-cell table:number-columns-repeated="16374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Nesta arena podes encontrar uma armadura que te vai dar mais DANO</text:p>
          </table:table-cell>
          <table:table-cell table:number-columns-repeated="16374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Chegaste a um crusamento podes continar em frente para chegar a arena PRINCIPAL ou ir por um caminho maior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22" table:style-name="ce4">
            <text:p>22</text:p>
          </table:table-cell>
          <table:table-cell office:value-type="float" office:value="5" table:style-name="ce4">
            <text:p>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Por este caminho vais pela direita</text:p>
          </table:table-cell>
          <table:table-cell table:number-columns-repeated="16374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4" table:style-name="ce4">
            <text:p>4</text:p>
          </table:table-cell>
          <table:table-cell office:value-type="float" office:value="17" table:style-name="ce4">
            <text:p>17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Por este caminho vais pela esquerda</text:p>
          </table:table-cell>
          <table:table-cell table:number-columns-repeated="16374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Neste mumento soldado encontraste entre duas arenas, entra lá e descobre o que se passa!</text:p>
          </table:table-cell>
          <table:table-cell table:number-columns-repeated="16374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7" table:style-name="ce4">
            <text:p>7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Nesta arena exite uma besta feroz que tens de eliminar!!!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7" table:style-name="ce4">
            <text:p>7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Nesta arena vais poder sentir o poder de uma criatura quase tão poderoza como o rei dos monstros</text:p>
          </table:table-cell>
          <table:table-cell table:number-columns-repeated="1637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-1" table:style-name="ce4">
            <text:p>-1</text:p>
          </table:table-cell>
          <table:table-cell office:value-type="float" office:value="7" table:style-name="ce4">
            <text:p>7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Neste mumento soldado ou sobes as escadas e entras na arena principal ou desistes, a escolha é tua</text:p>
          </table:table-cell>
          <table:table-cell table:number-columns-repeated="163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Por este caminho vais pela direita</text:p>
          </table:table-cell>
          <table:table-cell table:number-columns-repeated="16374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Por este caminho vais pela esquerda</text:p>
          </table:table-cell>
          <table:table-cell table:number-columns-repeated="1637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Muitos parabens pela tua CORAGEM !!! E boa sorte para o teu desafio soldado</text:p>
          </table:table-cell>
          <table:table-cell table:number-columns-repeated="16374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-1" table:style-name="ce4">
            <text:p>-1</text:p>
          </table:table-cell>
          <table:table-cell office:value-type="float" office:value="23" table:style-name="ce4">
            <text:p>23</text:p>
          </table:table-cell>
          <table:table-cell office:value-type="float" office:value="-1" table:style-name="ce4">
            <text:p>-1</text:p>
          </table:table-cell>
          <table:table-cell office:value-type="float" office:value="11" table:style-name="ce4">
            <text:p>1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Estas num beco ou vias em direção há saida da vila ou voltas para tras</text:p>
          </table:table-cell>
          <table:table-cell table:number-columns-repeated="16374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-1" table:style-name="ce4">
            <text:p>-1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Estas num beco ou vias em direção há saida da vila ou voltas para tras</text:p>
          </table:table-cell>
          <table:table-cell table:number-columns-repeated="1637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Nesta rua ou voltas para tras ou continuas em direção saida da vila</text:p>
          </table:table-cell>
          <table:table-cell table:number-columns-repeated="163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18" table:style-name="ce4">
            <text:p>18</text:p>
          </table:table-cell>
          <table:table-cell office:value-type="float" office:value="6" table:style-name="ce4">
            <text:p>6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Chegaste a meio da cidade do lado este</text:p>
          </table:table-cell>
          <table:table-cell table:number-columns-repeated="16374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19" table:style-name="ce4">
            <text:p>19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Ou voltas para a saida da vila ou vias em direção ao rei do montro</text:p>
          </table:table-cell>
          <table:table-cell table:number-columns-repeated="1637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8" table:style-name="ce4">
            <text:p>18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Tem coraje e vai em frente teras grandes reconpensas</text:p>
          </table:table-cell>
          <table:table-cell table:number-columns-repeated="16374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Tem coraje e vai em frente teras grandes reconpensas</text:p>
          </table:table-cell>
          <table:table-cell table:number-columns-repeated="16374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0" table:style-name="ce4">
            <text:p>20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Ou voltas para a saida da vila ou vias em direção ao rei do montro</text:p>
          </table:table-cell>
          <table:table-cell table:number-columns-repeated="16374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1" table:style-name="ce4">
            <text:p>21</text:p>
          </table:table-cell>
          <table:table-cell office:value-type="float" office:value="-1" table:style-name="ce4">
            <text:p>-1</text:p>
          </table:table-cell>
          <table:table-cell office:value-type="float" office:value="5" table:style-name="ce4">
            <text:p>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Chegaste a meio da cidade do lado oeste</text:p>
          </table:table-cell>
          <table:table-cell table:number-columns-repeated="16374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4" table:style-name="ce4">
            <text:p>14</text:p>
          </table:table-cell>
          <table:table-cell office:value-type="float" office:value="22" table:style-name="ce4">
            <text:p>2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string" table:style-name="ce5">
            <text:p>Estas num beco ou vias em direção há saida da vila ou voltas para tras</text:p>
          </table:table-cell>
          <table:table-cell table:number-columns-repeated="16374"/>
        </table:table-row>
        <table:table-row table:number-rows-repeated="1048551" table:style-name="ro1">
          <table:table-cell table:number-columns-repeated="16384"/>
        </table:table-row>
      </table:table>
      <table:table table:name="Item" table:style-name="ta1">
        <table:table-column table:style-name="co1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6">
            <text:p>ITEM</text:p>
          </table:table-cell>
          <table:table-cell office:value-type="string" table:style-name="ce6">
            <text:p>ID</text:p>
          </table:table-cell>
          <table:table-cell office:value-type="string" table:style-name="ce6">
            <text:p>POSITION</text:p>
          </table:table-cell>
          <table:table-cell office:value-type="string" table:style-name="ce6">
            <text:p>DAMAGE</text:p>
          </table:table-cell>
          <table:table-cell office:value-type="string" table:style-name="ce6">
            <text:p>CRITIC</text:p>
          </table:table-cell>
          <table:table-cell office:value-type="string" table:style-name="ce6">
            <text:p>HP</text:p>
          </table:table-cell>
          <table:table-cell office:value-type="string" table:style-name="ce6">
            <text:p>NAME ITEM</text:p>
          </table:table-cell>
          <table:table-cell table:number-columns-repeated="16377"/>
        </table:table-row>
        <table:table-row table:style-name="ro1">
          <table:table-cell office:value-type="float" office:value="0" table:style-name="ce7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50" table:style-name="ce8">
            <text:p>250</text:p>
          </table:table-cell>
          <table:table-cell office:value-type="string" table:style-name="ce8">
            <text:p>Armadura de Madeira</text:p>
          </table:table-cell>
          <table:table-cell table:number-columns-repeated="16377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Espada de Madeira</text:p>
          </table:table-cell>
          <table:table-cell table:number-columns-repeated="1637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rmadura de Aço</text:p>
          </table:table-cell>
          <table:table-cell table:number-columns-repeated="16377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9" table:style-name="ce9">
            <text:p>9</text:p>
          </table:table-cell>
          <table:table-cell office:value-type="float" office:value="20" table:style-name="ce9">
            <text:p>20</text:p>
          </table:table-cell>
          <table:table-cell office:value-type="float" office:value="4" table:style-name="ce9">
            <text:p>4</text:p>
          </table:table-cell>
          <table:table-cell office:value-type="float" office:value="300" table:style-name="ce9">
            <text:p>300</text:p>
          </table:table-cell>
          <table:table-cell office:value-type="string" table:style-name="ce9">
            <text:p>Espada de Aço</text:p>
          </table:table-cell>
          <table:table-cell table:number-columns-repeated="16377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float" office:value="400" table:style-name="ce8">
            <text:p>400</text:p>
          </table:table-cell>
          <table:table-cell office:value-type="string" table:style-name="ce8">
            <text:p>Armadora e Espada de Ouro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  <table:table table:name="Treasure" table:style-name="ta1">
        <table:table-column table:style-name="co1" table:number-columns-repeated="4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6">
            <text:p>TREASURE</text:p>
          </table:table-cell>
          <table:table-cell office:value-type="string" table:style-name="ce6">
            <text:p>ID</text:p>
          </table:table-cell>
          <table:table-cell office:value-type="string" table:style-name="ce6">
            <text:p>POSITION</text:p>
          </table:table-cell>
          <table:table-cell office:value-type="string" table:style-name="ce6">
            <text:p>GOLD</text:p>
          </table:table-cell>
          <table:table-cell office:value-type="string" table:style-name="ce6">
            <text:p>NAME</text:p>
          </table:table-cell>
          <table:table-cell table:number-columns-repeated="16379"/>
        </table:table-row>
        <table:table-row table:style-name="ro1">
          <table:table-cell office:value-type="float" office:value="0" table:style-name="ce7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Saco de Moedas</text:p>
          </table:table-cell>
          <table:table-cell table:number-columns-repeated="16379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Bau Pequeno</text:p>
          </table:table-cell>
          <table:table-cell table:number-columns-repeated="16379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Bau Médio</text:p>
          </table:table-cell>
          <table:table-cell table:number-columns-repeated="16379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9" table:style-name="ce9">
            <text:p>9</text:p>
          </table:table-cell>
          <table:table-cell office:value-type="float" office:value="400" table:style-name="ce9">
            <text:p>400</text:p>
          </table:table-cell>
          <table:table-cell office:value-type="string" table:style-name="ce9">
            <text:p>Bau Grande</text:p>
          </table:table-cell>
          <table:table-cell table:number-columns-repeated="16379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1000" table:style-name="ce8">
            <text:p>1000</text:p>
          </table:table-cell>
          <table:table-cell office:value-type="string" table:style-name="ce8">
            <text:p>Cofre Grand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Map.A1:Map.J25" table:name="Tabela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Tiago Campos</meta:initial-creator>
    <dc:creator>Tiago Campos</dc:creator>
    <meta:creation-date>2017-11-13T14:47:41Z</meta:creation-date>
    <dc:date>2017-11-20T19:05:07Z</dc:date>
  </office:meta>
</office:document-meta>
</file>